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Table3" style:family="table">
      <style:table-properties style:width="5.875in" table:align="left" fo:background-color="#ffffff">
        <style:background-image/>
      </style:table-properties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4.375in"/>
    </style:style>
    <style:style style:name="Table3.A1" style:family="table-cell">
      <style:table-cell-properties style:vertical-align="bottom" fo:padding-left="0in" fo:padding-right="0.0417in" fo:padding-top="0.0313in" fo:padding-bottom="0.0313in" fo:border-left="none" fo:border-right="0.05pt solid #ffffff" fo:border-top="0.05pt solid #ffffff" fo:border-bottom="0.05pt solid #ffffff"/>
    </style:style>
    <style:style style:name="Table3.B1" style:family="table-cell">
      <style:table-cell-properties style:vertical-align="bottom" fo:padding-left="0in" fo:padding-right="0.0417in" fo:padding-top="0.0313in" fo:padding-bottom="0.0313in" fo:border-left="none" fo:border-right="0.75pt solid #ffffff" fo:border-top="0.75pt solid #ffffff" fo:border-bottom="0.75pt solid #ffffff"/>
    </style:style>
    <style:style style:name="Table3.A2" style:family="table-cell">
      <style:table-cell-properties fo:padding-left="0.0417in" fo:padding-right="0.0417in" fo:padding-top="0.0313in" fo:padding-bottom="0.0313in" fo:border="0.05pt solid #ffffff"/>
    </style:style>
    <style:style style:name="Table3.B2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3" style:family="table-cell">
      <style:table-cell-properties fo:padding-left="0.0417in" fo:padding-right="0.0417in" fo:padding-top="0.0313in" fo:padding-bottom="0.0313in" fo:border="0.05pt solid #ffffff"/>
    </style:style>
    <style:style style:name="Table3.B3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4" style:family="table-cell">
      <style:table-cell-properties fo:padding-left="0.0417in" fo:padding-right="0.0417in" fo:padding-top="0.0313in" fo:padding-bottom="0.0313in" fo:border="0.05pt solid #ffffff"/>
    </style:style>
    <style:style style:name="Table3.B4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5" style:family="table-cell">
      <style:table-cell-properties fo:padding-left="0.0417in" fo:padding-right="0.0417in" fo:padding-top="0.0313in" fo:padding-bottom="0.0313in" fo:border="0.05pt solid #ffffff"/>
    </style:style>
    <style:style style:name="Table3.B5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6" style:family="table-cell">
      <style:table-cell-properties fo:padding-left="0.0417in" fo:padding-right="0.0417in" fo:padding-top="0.0313in" fo:padding-bottom="0.0313in" fo:border="0.05pt solid #ffffff"/>
    </style:style>
    <style:style style:name="Table3.B6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7" style:family="table-cell">
      <style:table-cell-properties fo:padding-left="0.0417in" fo:padding-right="0.0417in" fo:padding-top="0.0313in" fo:padding-bottom="0.0313in" fo:border="0.05pt solid #ffffff"/>
    </style:style>
    <style:style style:name="Table3.B7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8" style:family="table-cell">
      <style:table-cell-properties fo:padding-left="0.0417in" fo:padding-right="0.0417in" fo:padding-top="0.0313in" fo:padding-bottom="0.0313in" fo:border="0.05pt solid #ffffff"/>
    </style:style>
    <style:style style:name="Table3.B8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9" style:family="table-cell">
      <style:table-cell-properties fo:padding-left="0.0417in" fo:padding-right="0.0417in" fo:padding-top="0.0313in" fo:padding-bottom="0.0313in" fo:border="0.05pt solid #ffffff"/>
    </style:style>
    <style:style style:name="Table3.B9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paragraph-rsid="00294705"/>
    </style:style>
    <style:style style:name="P6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paragraph-rsid="002afa2d"/>
    </style:style>
    <style:style style:name="P8" style:family="paragraph" style:parent-style-name="Standard">
      <style:text-properties officeooo:rsid="0031714b" officeooo:paragraph-rsid="0031714b"/>
    </style:style>
    <style:style style:name="P9" style:family="paragraph" style:parent-style-name="Table_20_Contents">
      <style:paragraph-properties fo:line-height="142%"/>
      <style:text-properties fo:font-weight="bold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2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3" style:family="paragraph" style:parent-style-name="Table_20_Heading">
      <style:paragraph-properties fo:line-height="142%" fo:text-align="center" style:justify-single-word="false"/>
    </style:style>
    <style:style style:name="P14" style:family="paragraph" style:parent-style-name="Text_20_body">
      <style:text-properties officeooo:rsid="002de2a8" officeooo:paragraph-rsid="002de2a8"/>
    </style:style>
    <style:style style:name="P15" style:family="paragraph" style:parent-style-name="Text_20_body">
      <style:text-properties officeooo:rsid="002f884f" officeooo:paragraph-rsid="002f884f"/>
    </style:style>
    <style:style style:name="P16" style:family="paragraph" style:parent-style-name="Text_20_body">
      <style:text-properties fo:font-weight="normal" officeooo:paragraph-rsid="0031714b"/>
    </style:style>
    <style:style style:name="P17" style:family="paragraph" style:parent-style-name="Text_20_body">
      <style:text-properties fo:font-weight="normal" officeooo:paragraph-rsid="003606de"/>
    </style:style>
    <style:style style:name="P18" style:family="paragraph" style:parent-style-name="Text_20_body">
      <style:text-properties fo:font-weight="normal" officeooo:rsid="003606de" officeooo:paragraph-rsid="003606de"/>
    </style:style>
    <style:style style:name="P19" style:family="paragraph" style:parent-style-name="Text_20_body">
      <style:text-properties fo:font-weight="normal" officeooo:rsid="003f9202" officeooo:paragraph-rsid="003f9202"/>
    </style:style>
    <style:style style:name="P20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22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23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style:line-height-at-least="0.2189in" fo:orphans="2" fo:widows="2" fo:text-indent="0in" style:auto-text-indent="false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P2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808080" style:font-name="Menlo" fo:font-size="12.75pt" fo:letter-spacing="normal" fo:font-style="normal" fo:font-weight="normal" loext:padding="0in" loext:border="none"/>
    </style:style>
    <style:style style:name="P25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</style:style>
    <style:style style:name="P26" style:family="paragraph" style:parent-style-name="Table_20_Contents">
      <style:paragraph-properties fo:text-align="center" style:justify-single-word="false"/>
      <style:text-properties fo:font-size="9.75pt"/>
    </style:style>
    <style:style style:name="P27" style:family="paragraph" style:parent-style-name="Table_20_Heading">
      <style:paragraph-properties fo:text-align="center" style:justify-single-word="false"/>
      <style:text-properties fo:color="#333333" fo:font-size="11.25pt" fo:font-weight="bold"/>
    </style:style>
    <style:style style:name="P28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493381" officeooo:paragraph-rsid="00493381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4a869c" officeooo:paragraph-rsid="004a869c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4b723d" officeooo:paragraph-rsid="004b723d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4ccf47" officeooo:paragraph-rsid="004ccf47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4f0d12" officeooo:paragraph-rsid="004f0d12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587cf1" officeooo:paragraph-rsid="00587cf1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572a1b" officeooo:paragraph-rsid="00572a1b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57fc99" officeooo:paragraph-rsid="0057fc99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5a191f" officeooo:paragraph-rsid="005a191f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officeooo:paragraph-rsid="004cded1"/>
    </style:style>
    <style:style style:name="P40" style:family="paragraph" style:parent-style-name="Text_20_body">
      <style:text-properties fo:font-variant="normal" fo:text-transform="none" fo:color="#333333" style:font-name="Helvetica Neue" fo:font-size="13.5pt" fo:letter-spacing="normal"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weight="normal" officeooo:rsid="003606de" officeooo:paragraph-rsid="003606de"/>
    </style:style>
    <style:style style:name="P42" style:family="paragraph" style:parent-style-name="Text_20_body">
      <style:text-properties fo:font-weight="normal" officeooo:rsid="005333bb" officeooo:paragraph-rsid="005333bb"/>
    </style:style>
    <style:style style:name="P43" style:family="paragraph" style:parent-style-name="Text_20_body">
      <style:text-properties fo:font-style="italic" fo:font-weight="bold" officeooo:rsid="0054876e" officeooo:paragraph-rsid="0054876e" style:font-style-asian="italic" style:font-weight-asian="bold" style:font-style-complex="italic" style:font-weight-complex="bold"/>
    </style:style>
    <style:style style:name="P44" style:family="paragraph" style:parent-style-name="Text_20_body">
      <style:text-properties fo:font-style="italic" fo:font-weight="bold" officeooo:rsid="00572a1b" officeooo:paragraph-rsid="00572a1b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fo:font-weight="bold" officeooo:rsid="0057fc99" officeooo:paragraph-rsid="0057fc99" style:font-style-asian="italic" style:font-weight-asian="bold" style:font-style-complex="italic" style:font-weight-complex="bold"/>
    </style:style>
    <style:style style:name="P46" style:family="paragraph" style:parent-style-name="Text_20_body">
      <style:text-properties fo:font-style="italic" fo:font-weight="bold" officeooo:rsid="005a191f" officeooo:paragraph-rsid="005a191f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ded1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9218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3381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9543e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cded1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f0d12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f0f28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10ba8" style:font-style-asian="italic" style:font-weight-asian="bold" style:font-style-complex="italic" style:font-weight-complex="bold"/>
    </style:style>
    <style:style style:name="T34" style:family="text">
      <style:text-properties officeooo:rsid="001efdc0"/>
    </style:style>
    <style:style style:name="T35" style:family="text">
      <style:text-properties fo:font-weight="bold"/>
    </style:style>
    <style:style style:name="T36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7" style:family="text">
      <style:text-properties fo:font-variant="normal" fo:text-transform="none" fo:color="#000080" style:font-name="Menlo" fo:font-size="12.75pt" fo:letter-spacing="normal" fo:font-style="normal" fo:font-weight="bold" loext:padding="0in" loext:border="none"/>
    </style:style>
    <style:style style:name="T38" style:family="text"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T39" style:family="text">
      <style:text-properties fo:font-variant="normal" fo:text-transform="none" fo:color="#666666" style:font-name="Menlo" fo:font-size="12.75pt" fo:letter-spacing="normal" fo:font-style="normal" fo:font-weight="normal" loext:padding="0in" loext:border="none"/>
    </style:style>
    <style:style style:name="T40" style:family="text">
      <style:text-properties fo:font-variant="normal" fo:text-transform="none" fo:color="#008000" style:font-name="Menlo" fo:font-size="12.75pt" fo:letter-spacing="normal" fo:font-style="normal" fo:font-weight="normal" loext:padding="0in" loext:border="none"/>
    </style:style>
    <style:style style:name="T41" style:family="text">
      <style:text-properties fo:font-variant="normal" fo:text-transform="none" fo:color="#408080" style:font-name="Menlo" fo:font-size="12.75pt" fo:letter-spacing="normal" fo:font-style="italic" fo:font-weight="normal" loext:padding="0in" loext:border="none"/>
    </style:style>
    <style:style style:name="T42" style:family="text">
      <style:text-properties officeooo:rsid="003c119c"/>
    </style:style>
    <style:style style:name="T43" style:family="text">
      <style:text-properties officeooo:rsid="003dc4ba"/>
    </style:style>
    <style:style style:name="T44" style:family="text">
      <style:text-properties officeooo:rsid="0049218d"/>
    </style:style>
    <style:style style:name="T45" style:family="text">
      <style:text-properties officeooo:rsid="00493381"/>
    </style:style>
    <style:style style:name="T46" style:family="text">
      <style:text-properties officeooo:rsid="0049543e"/>
    </style:style>
    <style:style style:name="T47" style:family="text">
      <style:text-properties officeooo:rsid="004cded1"/>
    </style:style>
    <style:style style:name="T48" style:family="text">
      <style:text-properties fo:color="#000080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34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8">$BASH</text:span><text:span text:style-name="T4"> this is example of system variable that tell the location of bash on your machine</text:span></text:p>
      <text:p text:style-name="P4"><text:span text:style-name="T1">5. </text:span><text:span text:style-name="T17">$BASH_VERSION </text:span><text:span text:style-name="T1">This tell the bash version on the machine</text:span></text:p>
      <text:p text:style-name="P4"><text:span text:style-name="T1">6. </text:span><text:span text:style-name="T17">$HOME </text:span><text:span text:style-name="T1">This gives the home directory</text:span></text:p>
      <text:p text:style-name="P4"><text:span text:style-name="T1">7. </text:span><text:span text:style-name="T17">$PWD</text:span><text:span text:style-name="T1"> This gives the working directory</text:span></text:p>
      <text:p text:style-name="P4"><text:span text:style-name="T1">8. </text:span><text:span text:style-name="T19">read &lt;variable name&gt; </text:span><text:span text:style-name="T5">This command takes input from user and store it in the variable given</text:span></text:p>
      <text:p text:style-name="P5"><text:span text:style-name="T5">9. </text:span><text:span text:style-name="T19">read -p <text:s/></text:span><text:span text:style-name="T20">&lt;’</text:span><text:span text:style-name="T21">Username</text:span><text:span text:style-name="T19">’</text:span><text:span text:style-name="T20">&gt; </text:span><text:span text:style-name="T19">&lt;variable name&gt;</text:span><text:span text:style-name="T5"> -</text:span><text:span text:style-name="T6">p flag allow the user to enter the input on the same line with the displayed string</text:span></text:p>
      <text:p text:style-name="P7"><text:span text:style-name="T7">10. </text:span><text:span text:style-name="T19">read -</text:span><text:span text:style-name="T21">s</text:span><text:span text:style-name="T19">p <text:s/></text:span><text:span text:style-name="T20">&lt;’</text:span><text:span text:style-name="T21">Password’</text:span><text:span text:style-name="T20">&gt; </text:span><text:span text:style-name="T19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8"><text:span text:style-name="T7">1</text:span><text:span text:style-name="T1">1. </text:span><text:span text:style-name="T17">chmod +x pass_argument.sh</text:span><text:span text:style-name="T1"> this is to change the executable permission of the file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23171392144">
          <table:table-cell table:style-name="Table1.A1" office:value-type="string">
            <text:p text:style-name="P13">Operator</text:p>
          </table:table-cell>
          <table:table-cell table:style-name="Table1.A1" office:value-type="string">
            <text:p text:style-name="P13">Description</text:p>
          </table:table-cell>
          <table:table-cell table:style-name="Table1.A1" office:value-type="string">
            <text:p text:style-name="P13">Example</text:p>
          </table:table-cell>
        </table:table-row>
        <table:table-row table:style-name="TableLine94923173047472">
          <table:table-cell table:style-name="Table1.A2" office:value-type="string">
            <text:p text:style-name="P9">-eq</text:p>
          </table:table-cell>
          <table:table-cell table:style-name="Table1.B2" office:value-type="string">
            <text:p text:style-name="P10">Checks if the value of two operands are equal or not; if yes, then the condition becomes true.</text:p>
          </table:table-cell>
          <table:table-cell table:style-name="Table1.C2" office:value-type="string">
            <text:p text:style-name="P10">[ $a -eq $b ] is not true.</text:p>
          </table:table-cell>
        </table:table-row>
        <table:table-row table:style-name="TableLine94923197805024">
          <table:table-cell table:style-name="Table1.A3" office:value-type="string">
            <text:p text:style-name="P9">-ne</text:p>
          </table:table-cell>
          <table:table-cell table:style-name="Table1.B3" office:value-type="string">
            <text:p text:style-name="P10">Checks if the value of two operands are equal or not; if values are not equal, then the condition becomes true.</text:p>
          </table:table-cell>
          <table:table-cell table:style-name="Table1.C3" office:value-type="string">
            <text:p text:style-name="P10">[ $a -ne $b ] is true.</text:p>
          </table:table-cell>
        </table:table-row>
        <table:table-row table:style-name="TableLine94923206792240">
          <table:table-cell table:style-name="Table1.A4" office:value-type="string">
            <text:p text:style-name="P9">-gt</text:p>
          </table:table-cell>
          <table:table-cell table:style-name="Table1.B4" office:value-type="string">
            <text:p text:style-name="P10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0">[ $a -gt $b ] is not true.</text:p>
          </table:table-cell>
        </table:table-row>
        <table:table-row table:style-name="TableLine94923228009232">
          <table:table-cell table:style-name="Table1.A5" office:value-type="string">
            <text:p text:style-name="P9">-lt</text:p>
          </table:table-cell>
          <table:table-cell table:style-name="Table1.B5" office:value-type="string">
            <text:p text:style-name="P10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0">[ $a -lt $b ] is true.</text:p>
          </table:table-cell>
        </table:table-row>
        <table:table-row table:style-name="TableLine94923197007872">
          <table:table-cell table:style-name="Table1.A6" office:value-type="string">
            <text:p text:style-name="P9">-ge</text:p>
          </table:table-cell>
          <table:table-cell table:style-name="Table1.B6" office:value-type="string">
            <text:p text:style-name="P10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0">[ $a -ge $b ] is not true.</text:p>
          </table:table-cell>
        </table:table-row>
        <table:table-row table:style-name="TableLine94923169064288">
          <table:table-cell table:style-name="Table1.A7" office:value-type="string">
            <text:p text:style-name="P9">-le</text:p>
          </table:table-cell>
          <table:table-cell table:style-name="Table1.B7" office:value-type="string">
            <text:p text:style-name="P10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0">[ $a -le $b ] is true.</text:p>
          </table:table-cell>
        </table:table-row>
        <table:table-row table:style-name="TableLine94923119970304">
          <table:table-cell table:style-name="Table1.A8" office:value-type="string">
            <text:p text:style-name="P12">= <text:span text:style-name="T43">or </text:span><text:span text:style-name="T42">== </text:span></text:p>
          </table:table-cell>
          <table:table-cell table:style-name="Table1.B8" office:value-type="string">
            <text:p text:style-name="P11">compare if two strings are equal </text:p>
          </table:table-cell>
          <table:table-cell table:style-name="Table1.C8" office:value-type="string">
            <text:p text:style-name="P10"/>
          </table:table-cell>
        </table:table-row>
        <table:table-row table:style-name="TableLine94923216585984">
          <table:table-cell table:style-name="Table1.A9" office:value-type="string">
            <text:p text:style-name="P11">!= </text:p>
          </table:table-cell>
          <table:table-cell table:style-name="Table1.B9" office:value-type="string">
            <text:p text:style-name="P11">compare if two strings are not equal </text:p>
          </table:table-cell>
          <table:table-cell table:style-name="Table1.C9" office:value-type="string">
            <text:p text:style-name="P10"/>
          </table:table-cell>
        </table:table-row>
        <table:table-row table:style-name="TableLine94923117803552">
          <table:table-cell table:style-name="Table1.A10" office:value-type="string">
            <text:p text:style-name="P11">-n </text:p>
          </table:table-cell>
          <table:table-cell table:style-name="Table1.B10" office:value-type="string">
            <text:p text:style-name="P11">evaluate if string length is greater than zero </text:p>
          </table:table-cell>
          <table:table-cell table:style-name="Table1.C10" office:value-type="string">
            <text:p text:style-name="P10"/>
          </table:table-cell>
        </table:table-row>
        <table:table-row table:style-name="TableLine94923239855760">
          <table:table-cell table:style-name="Table1.A11" office:value-type="string">
            <text:p text:style-name="P11">-z </text:p>
          </table:table-cell>
          <table:table-cell table:style-name="Table1.B11" office:value-type="string">
            <text:p text:style-name="P11">evaluate if string length is equal to zero </text:p>
          </table:table-cell>
          <table:table-cell table:style-name="Table1.C11" office:value-type="string">
            <text:p text:style-name="P10"/>
          </table:table-cell>
        </table:table-row>
      </table:table>
      <text:p text:style-name="P6"/>
      <text:h text:style-name="P22" text:outline-level="2"><text:soft-page-break/>Arithmetic Operators</text:h>
      <text:p text:style-name="P20">The following arithmetic operators are supported by Bourne Shell.</text:p>
      <text:p text:style-name="P20">Assume variable <text:span text:style-name="T35">a</text:span> holds 10 and variable <text:span text:style-name="T35">b</text:span> holds 20 then −</text:p>
      <text:p text:style-name="P21"><text:a xlink:type="simple" xlink:href="https://www.tutorialspoint.com/unix/unix-arithmetic-operators.htm" text:style-name="Internet_20_link" text:visited-style-name="Visited_20_Internet_20_Link"><text:span text:style-name="T36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23115290880">
          <table:table-cell table:style-name="Table2.A1" office:value-type="string">
            <text:p text:style-name="P13">Operator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Example</text:p>
          </table:table-cell>
        </table:table-row>
        <table:table-row table:style-name="TableLine94923115896064">
          <table:table-cell table:style-name="Table2.A2" office:value-type="string">
            <text:p text:style-name="P10">+ (Addition)</text:p>
          </table:table-cell>
          <table:table-cell table:style-name="Table2.B2" office:value-type="string">
            <text:p text:style-name="P10">Adds values on either side of the operator</text:p>
          </table:table-cell>
          <table:table-cell table:style-name="Table2.C2" office:value-type="string">
            <text:p text:style-name="P10">`expr $a + $b` will give 30</text:p>
          </table:table-cell>
        </table:table-row>
        <table:table-row table:style-name="TableLine94923116343808">
          <table:table-cell table:style-name="Table2.A3" office:value-type="string">
            <text:p text:style-name="P10">- (Subtraction)</text:p>
          </table:table-cell>
          <table:table-cell table:style-name="Table2.B3" office:value-type="string">
            <text:p text:style-name="P10">Subtracts right hand operand from left hand operand</text:p>
          </table:table-cell>
          <table:table-cell table:style-name="Table2.C3" office:value-type="string">
            <text:p text:style-name="P10">`expr $a - $b` will give -10</text:p>
          </table:table-cell>
        </table:table-row>
        <table:table-row table:style-name="TableLine94923115272960">
          <table:table-cell table:style-name="Table2.A4" office:value-type="string">
            <text:p text:style-name="P10">* (Multiplication)</text:p>
          </table:table-cell>
          <table:table-cell table:style-name="Table2.B4" office:value-type="string">
            <text:p text:style-name="P10">Multiplies values on either side of the operator</text:p>
          </table:table-cell>
          <table:table-cell table:style-name="Table2.C4" office:value-type="string">
            <text:p text:style-name="P10">`expr $a \* $b` will give 200</text:p>
          </table:table-cell>
        </table:table-row>
        <table:table-row table:style-name="TableLine94923238753792">
          <table:table-cell table:style-name="Table2.A5" office:value-type="string">
            <text:p text:style-name="P10">/ (Division)</text:p>
          </table:table-cell>
          <table:table-cell table:style-name="Table2.B5" office:value-type="string">
            <text:p text:style-name="P10">Divides left hand operand by right hand operand</text:p>
          </table:table-cell>
          <table:table-cell table:style-name="Table2.C5" office:value-type="string">
            <text:p text:style-name="P10">`expr $b / $a` will give 2</text:p>
          </table:table-cell>
        </table:table-row>
        <table:table-row table:style-name="TableLine94923119969792">
          <table:table-cell table:style-name="Table2.A6" office:value-type="string">
            <text:p text:style-name="P10">% (Modulus)</text:p>
          </table:table-cell>
          <table:table-cell table:style-name="Table2.B6" office:value-type="string">
            <text:p text:style-name="P10">Divides left hand operand by right hand operand and returns remainder</text:p>
          </table:table-cell>
          <table:table-cell table:style-name="Table2.C6" office:value-type="string">
            <text:p text:style-name="P10">`expr $b % $a` will give 0</text:p>
          </table:table-cell>
        </table:table-row>
        <table:table-row table:style-name="TableLine94923214327648">
          <table:table-cell table:style-name="Table2.A7" office:value-type="string">
            <text:p text:style-name="P10">= (Assignment)</text:p>
          </table:table-cell>
          <table:table-cell table:style-name="Table2.B7" office:value-type="string">
            <text:p text:style-name="P10">Assigns right operand in left operand</text:p>
          </table:table-cell>
          <table:table-cell table:style-name="Table2.C7" office:value-type="string">
            <text:p text:style-name="P10">a = $b would assign value of b into a</text:p>
          </table:table-cell>
        </table:table-row>
        <table:table-row table:style-name="TableLine94923168729552">
          <table:table-cell table:style-name="Table2.A8" office:value-type="string">
            <text:p text:style-name="P10">== (Equality)</text:p>
          </table:table-cell>
          <table:table-cell table:style-name="Table2.B8" office:value-type="string">
            <text:p text:style-name="P10">Compares two numbers, if both are same then returns true.</text:p>
          </table:table-cell>
          <table:table-cell table:style-name="Table2.C8" office:value-type="string">
            <text:p text:style-name="P10">[ $a == $b ] would return false.</text:p>
          </table:table-cell>
        </table:table-row>
        <table:table-row table:style-name="TableLine94923216318896">
          <table:table-cell table:style-name="Table2.A9" office:value-type="string">
            <text:p text:style-name="P10">!= (Not Equality)</text:p>
          </table:table-cell>
          <table:table-cell table:style-name="Table2.B9" office:value-type="string">
            <text:p text:style-name="P10">Compares two numbers, if both are different then returns true.</text:p>
          </table:table-cell>
          <table:table-cell table:style-name="Table2.C9" office:value-type="string">
            <text:p text:style-name="P10">[ $a != $b ] would return true.</text:p>
          </table:table-cell>
        </table:table-row>
      </table:table>
      <text:p text:style-name="P20">It is very important to understand that all the conditional expressions should be inside square braces with spaces around them, for example <text:span text:style-name="T35">[ $a == $b ]</text:span> is correct whereas, <text:span text:style-name="T35">[$a==$b]</text:span> is incorrect.</text:p>
      <text:p text:style-name="Text_20_body"><text:span text:style-name="T8">1</text:span><text:span text:style-name="T9">2</text:span><text:span text:style-name="T8">. </text:span><text:span text:style-name="T22">read -a &lt;variable name&gt;</text:span><text:span text:style-name="T8"> this command with -a flag makes it possible to enter an array</text:span></text:p>
      <text:p text:style-name="P14"><text:span text:style-name="T1">1</text:span><text:span text:style-name="T9">3</text:span><text:span text:style-name="T1">. e</text:span><text:span text:style-name="T17">cho “names : ${names[0]}, ${names[1]}, ${names[2]}” </text:span><text:span text:style-name="T1">this command is use to print an array with index number, with the variable name “names”</text:span></text:p>
      <text:p text:style-name="P15"><text:span text:style-name="T1">Note: if you have </text:span><text:span text:style-name="T17">read</text:span><text:span text:style-name="T1"> without specifying the variable to store the input value, the input will automatically store inside a system variable called </text:span><text:span text:style-name="T17">$REPLY</text:span></text:p>
      <text:p text:style-name="P16"><text:soft-page-break/><text:span text:style-name="T12">14.</text:span><text:span text:style-name="T13"> </text:span><text:span text:style-name="T23">echo $0 $1 $2 $3 </text:span><text:span text:style-name="T13">this </text:span><text:span text:style-name="T14">command is use to pass argument in shell scripting. $0 is the variable that house the name of the script and $1 is the variable that house the the first argument pass in to the script, and so on.</text:span></text:p>
      <text:p text:style-name="P17"><text:span text:style-name="T14">15. </text:span><text:span text:style-name="T24">arg=(“$@”)</text:span><text:span text:style-name="T25"> </text:span><text:span text:style-name="T15">This is a variable that store the argument as an array. To print this array we then follow point 13 above. Eg echo ${arg[0]} ${arg[1]}</text:span></text:p>
      <text:p text:style-name="P18"><text:span text:style-name="T11">16. </text:span><text:span text:style-name="T17">echo $@ </text:span><text:span text:style-name="T11">this is to print the argument as an array</text:span></text:p>
      <text:p text:style-name="P42"><text:span text:style-name="T11">16b. </text:span><text:span text:style-name="T17">echo “${!arg[@]}” </text:span><text:span text:style-name="T11">This command will print the index number of all the array element</text:span></text:p>
      <text:p text:style-name="P18"><text:span text:style-name="T11">17. </text:span><text:span text:style-name="T17">echo $# </text:span><text:span text:style-name="T11">this is to print the numbers of argument passed into the array</text:span></text:p>
      <text:p text:style-name="P19"><text:span text:style-name="T11">18. </text:span><text:span text:style-name="T26">echo -e “Enter the file name: \c”</text:span><text:span text:style-name="T16"> the flap -e and \c <text:s/>will allow the user to enter the name of the file on the same line with the echo print out</text:span></text:p>
      <text:p text:style-name="P28">19. To <text:span text:style-name="T44">check if a file exist or not you use a </text:span><text:span text:style-name="T27">-e flag</text:span><text:span text:style-name="T44"> with if conditional statement eg. i</text:span><text:span text:style-name="T27">f [ -e $file_name ]. </text:span><text:span text:style-name="T44">flag </text:span><text:span text:style-name="T27">-f </text:span><text:span text:style-name="T44">check if the file exist and check if the file is a regular file or not. </text:span><text:span text:style-name="T45">To check for directory you use </text:span><text:span text:style-name="T28">flag -d. </text:span><text:span text:style-name="T46">To check if a file is empty or not you can use </text:span><text:span text:style-name="T29">-s flag. Read more about this flag from the Bash reference manual starting from page 131</text:span></text:p>
      <text:p text:style-name="P29"><text:span text:style-name="T17">Two types of file to read more about:</text:span></text:p>
      <text:p text:style-name="P29"><text:span text:style-name="T17">1. Block special file: </text:span><text:span text:style-name="T29">Binary file, picture file, video file, music file. </text:span><text:span text:style-name="T46"><text:s/>For such file you can use -b flag</text:span></text:p>
      <text:p text:style-name="P29"><text:span text:style-name="T17">2. Character special file: </text:span><text:span text:style-name="T29">Normal file that contain character text. </text:span><text:span text:style-name="T46">For such of file you can use -c flag</text:span></text:p>
      <text:p text:style-name="P30"><text:span text:style-name="T27"/></text:p>
      <text:p text:style-name="P30"><text:span text:style-name="T27">T</text:span><text:span text:style-name="T17">ry and read about cat command</text:span></text:p>
      <text:p text:style-name="P31">To append <text:s/>to a text file you have to check the write permission of the file first by using <text:span text:style-name="T17">-w flag</text:span> to check the write permission f the file. Then if the file do not have write permission you can run <text:span text:style-name="T17">chmod</text:span> to change the permission of the file and then use cat command with two greater than sign (&gt;&gt;) to open the file to write in. eg. <text:span text:style-name="T17">cat &gt;&gt; &lt;file name&gt;</text:span> I.e the file you want to write in to.</text:p>
      <text:p text:style-name="P31"/>
      <text:p text:style-name="P32">Logic AND symbol <text:span text:style-name="T30">&amp;&amp; </text:span><text:span text:style-name="T47">or we can use </text:span><text:span text:style-name="T30">-a flag</text:span></text:p>
      <text:p text:style-name="P39"><text:span text:style-name="T10">Logic OR symbol </text:span><text:span text:style-name="T30">|| </text:span><text:span text:style-name="T10">or we can use </text:span><text:span text:style-name="T30">-o flag</text:span></text:p>
      <text:p text:style-name="P32"><text:span text:style-name="T30"/></text:p>
      <text:p text:style-name="P33"><text:span text:style-name="T30">C</text:span><text:span text:style-name="T17">ase Statement </text:span><text:span text:style-name="T31">syntax</text:span></text:p>
      <text:p text:style-name="P34"><text:span text:style-name="T17">case expression in</text:span></text:p>
      <text:p text:style-name="P34"><text:span text:style-name="T17"><text:tab/>pattern1 )</text:span></text:p>
      <text:p text:style-name="P34"><text:span text:style-name="T17"><text:tab/><text:tab/>statements ;;</text:span></text:p>
      <text:p text:style-name="P34"><text:span text:style-name="T17"><text:tab/>pattern2 )</text:span></text:p>
      <text:p text:style-name="P34"><text:span text:style-name="T17"><text:tab/><text:tab/>statements ;;</text:span></text:p>
      <text:p text:style-name="P34"><text:span text:style-name="T17"><text:tab/>…</text:span></text:p>
      <text:p text:style-name="P34"><text:span text:style-name="T17"><text:tab/>* </text:span><text:span text:style-name="T32">) <text:s text:c="3"/></text:span><text:span text:style-name="T33">&lt;default case&gt;</text:span></text:p>
      <text:p text:style-name="P34"><text:soft-page-break/><text:span text:style-name="T17">esac</text:span></text:p>
      <text:p text:style-name="P34"><text:span text:style-name="T17"/>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923211571904">
            <table:table-cell table:style-name="Table3.A1" office:value-type="string">
              <text:p text:style-name="P27">Pattern</text:p>
            </table:table-cell>
            <table:table-cell table:style-name="Table3.B1" office:value-type="string">
              <text:p text:style-name="P27">Description</text:p>
            </table:table-cell>
          </table:table-row>
        </table:table-header-rows>
        <table:table-row table:style-name="TableLine94923211571904">
          <table:table-cell table:style-name="Table3.A2" office:value-type="string">
            <text:p text:style-name="P26">*</text:p>
          </table:table-cell>
          <table:table-cell table:style-name="Table3.B2" office:value-type="string">
            <text:p text:style-name="P26">Match zero or more characters</text:p>
          </table:table-cell>
        </table:table-row>
        <table:table-row table:style-name="TableLine94923211571904">
          <table:table-cell table:style-name="Table3.A3" office:value-type="string">
            <text:p text:style-name="P26">?</text:p>
          </table:table-cell>
          <table:table-cell table:style-name="Table3.B3" office:value-type="string">
            <text:p text:style-name="P26">Match any single character</text:p>
          </table:table-cell>
        </table:table-row>
        <table:table-row table:style-name="TableLine94923211571904">
          <table:table-cell table:style-name="Table3.A4" office:value-type="string">
            <text:p text:style-name="P26">[...]</text:p>
          </table:table-cell>
          <table:table-cell table:style-name="Table3.B4" office:value-type="string">
            <text:p text:style-name="P26">Match any of the characters in a set</text:p>
          </table:table-cell>
        </table:table-row>
        <table:table-row table:style-name="TableLine94923211571904">
          <table:table-cell table:style-name="Table3.A5" office:value-type="string">
            <text:p text:style-name="P26">?(patterns)</text:p>
          </table:table-cell>
          <table:table-cell table:style-name="Table3.B5" office:value-type="string">
            <text:p text:style-name="P26">Match zero or one occurrences of the patterns (extglob)</text:p>
          </table:table-cell>
        </table:table-row>
        <table:table-row table:style-name="TableLine94923211571904">
          <table:table-cell table:style-name="Table3.A6" office:value-type="string">
            <text:p text:style-name="P26">*(patterns)</text:p>
          </table:table-cell>
          <table:table-cell table:style-name="Table3.B6" office:value-type="string">
            <text:p text:style-name="P26">Match zero or more occurrences of the patterns (extglob)</text:p>
          </table:table-cell>
        </table:table-row>
        <table:table-row table:style-name="TableLine94923211571904">
          <table:table-cell table:style-name="Table3.A7" office:value-type="string">
            <text:p text:style-name="P26">+(patterns)</text:p>
          </table:table-cell>
          <table:table-cell table:style-name="Table3.B7" office:value-type="string">
            <text:p text:style-name="P26">Match one or more occurrences of the patterns (extglob)</text:p>
          </table:table-cell>
        </table:table-row>
        <table:table-row table:style-name="TableLine94923211571904">
          <table:table-cell table:style-name="Table3.A8" office:value-type="string">
            <text:p text:style-name="P26">@(patterns)</text:p>
          </table:table-cell>
          <table:table-cell table:style-name="Table3.B8" office:value-type="string">
            <text:p text:style-name="P26">Match one occurrence of the patterns (extglob)</text:p>
          </table:table-cell>
        </table:table-row>
        <table:table-row table:style-name="TableLine94923211571904">
          <table:table-cell table:style-name="Table3.A9" office:value-type="string">
            <text:p text:style-name="P26">!(patterns)</text:p>
          </table:table-cell>
          <table:table-cell table:style-name="Table3.B9" office:value-type="string">
            <text:p text:style-name="P26">Match anything that doesn't match one of the patterns (extglob)</text:p>
          </table:table-cell>
        </table:table-row>
      </table:table>
      <text:p text:style-name="P34"><text:span text:style-name="T17"/></text:p>
      <text:p text:style-name="P40"><text:span text:style-name="T17">For example:</text:span></text:p>
      <text:p text:style-name="P23"><text:span text:style-name="T48">$</text:span> ls</text:p>
      <text:p text:style-name="P24">a.jpg <text:s/>b.gif <text:s/>c.png <text:s/>d.pdf ee.pdf</text:p>
      <text:p text:style-name="P25"><text:span text:style-name="T37">$</text:span><text:span text:style-name="T38"> ls *.jpg</text:span></text:p>
      <text:p text:style-name="P24">a.jpg</text:p>
      <text:p text:style-name="P25"><text:span text:style-name="T37">$</text:span><text:span text:style-name="T38"> ls ?.pdf</text:span></text:p>
      <text:p text:style-name="P24">d.pdf</text:p>
      <text:p text:style-name="P25"><text:span text:style-name="T37">$</text:span><text:span text:style-name="T38"> ls </text:span><text:span text:style-name="T39">[</text:span><text:span text:style-name="T38">ab</text:span><text:span text:style-name="T39">]</text:span><text:span text:style-name="T38">*</text:span></text:p>
      <text:p text:style-name="P24">a.jpg <text:s/>b.gif</text:p>
      <text:p text:style-name="P25"><text:span text:style-name="T37">$</text:span><text:span text:style-name="T38"> </text:span><text:span text:style-name="T40">shopt</text:span><text:span text:style-name="T38"> -s extglob <text:s text:c="2"/></text:span><text:span text:style-name="T41"># turn on extended globbing</text:span></text:p>
      <text:p text:style-name="P25"><text:span text:style-name="T37">$</text:span><text:span text:style-name="T38"> ls ?</text:span><text:span text:style-name="T39">(</text:span><text:span text:style-name="T38">*.jpg|*.gif</text:span><text:span text:style-name="T39">)</text:span></text:p>
      <text:p text:style-name="P24">a.jpg <text:s/>b.gif</text:p>
      <text:p text:style-name="P25"><text:span text:style-name="T37">$</text:span><text:span text:style-name="T38"> ls !</text:span><text:span text:style-name="T39">(</text:span><text:span text:style-name="T38">*.jpg|*.gif</text:span><text:span text:style-name="T39">)</text:span><text:span text:style-name="T38"> <text:s/></text:span><text:span text:style-name="T41"># not a jpg or a gif</text:span></text:p>
      <text:p text:style-name="P24">c.png d.pdf ee.pdf</text:p>
      <text:p text:style-name="P43">until loop is opposite of while loop. </text:p>
      <text:p text:style-name="P43"/>
      <text:p text:style-name="P36">Select loop allow to generate easy menus. The syntax is :</text:p>
      <text:p text:style-name="P44">select varName in list </text:p>
      <text:p text:style-name="P44">do </text:p>
      <text:p text:style-name="P44"><text:tab/>command1</text:p>
      <text:p text:style-name="P44"><text:soft-page-break/><text:tab/>command2</text:p>
      <text:p text:style-name="P44"><text:tab/>command3</text:p>
      <text:p text:style-name="P44"><text:tab/>……</text:p>
      <text:p text:style-name="P44"><text:tab/>…..</text:p>
      <text:p text:style-name="P44"><text:tab/>commandN</text:p>
      <text:p text:style-name="P44">done</text:p>
      <text:p text:style-name="P37">select loop is often use with the case statement </text:p>
      <text:p text:style-name="P45"/>
      <text:p text:style-name="P35">function is a code block that implement some operation</text:p>
      <text:p text:style-name="P38">Two ways to use function</text:p>
      <text:p text:style-name="P46">function name(){</text:p>
      <text:p text:style-name="P46"><text:tab/>commands</text:p>
      <text:p text:style-name="P46">}</text:p>
      <text:p text:style-name="P38">or</text:p>
      <text:p text:style-name="P46">function_name(){</text:p>
      <text:p text:style-name="P46"><text:tab/>commands</text:p>
      <text:p text:style-name="P46">}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14T23:00:12.039010636</dc:date>
    <meta:editing-duration>P1DT15H9M22S</meta:editing-duration>
    <meta:editing-cycles>19</meta:editing-cycles>
    <meta:document-statistic meta:table-count="3" meta:image-count="0" meta:object-count="0" meta:page-count="5" meta:paragraph-count="151" meta:word-count="1290" meta:character-count="6806" meta:non-whitespace-character-count="5623"/>
  </office:meta>
</office:document-meta>
</file>